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upport.getEndpo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Support.forwardToExchange( MessageExchange exchange , InOnly outExchange , NormalizedMessag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Support.forwardToExchange( MessageExchange exchange , InOnly outExchange , NormalizedMessage in , QName opera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Support.createRobustInOnlyExchange(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Support.getExchange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Support.send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createInOutExchange( QName service , QName interfaceName , QName oper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eanSupport.propagateCorrelationId( MessageExchange source , MessageExchange d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Support.setServiceEndpoint(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getService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getDeliveryChan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Support.createInOptionalOutExchange(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Support.setExtensionMBeanName( ObjectName extensionM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createInOutExchange(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Support.se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don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Support.send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getBody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get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Support.createInOutExchange( QName service , QName interfaceName , QName operation ,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Support.isInAndOut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createInOnlyExchange( MessageExchange src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Suppor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answer( MessageExchange exchange , NormalizedMessage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Support.Bean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Support.setMessageTransformer( Messag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fail( MessageExchange exchange , Fault 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Support.setBody( NormalizedMessage message ,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createInOnlyExchange( QName service , QName interfaceName , QName operation , MessageExchange befor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Support.sendSync( MessageExchange exchange , long tim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invoke( MessageExchange exchange , NormalizedMessage in , QName service , QName interfaceName ,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Support.getInMessage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Support.fail( MessageExchange exchange , Exception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Support.getMessag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upport.createInOnlyExchange( QName service , QName interfaceName , QName oper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